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eur</text:p>
      <text:p text:style-name="P3"/>
      <text:p text:style-name="P4"/>
      <text:p text:style-name="P4">Postman</text:p>
      <text:p text:style-name="P1"/>
      <text:p text:style-name="P1">Postman est un outil qui permet d'envoyer des requêtes à un serveur et d'obtenir sa réponse.</text:p>
      <text:p text:style-name="P1">Nous l'utilisons ici afin de tester les requêtes qui sont susceptibles d'être envoyées au serveur dans le cadre du projet.<text:line-break/>La stratégie de tests consistera dans un premier temps à envoyer des requêtes classiques qui sont censées fonctionner.</text:p>
      <text:p text:style-name="P1">Lien de téléchargement de la collection de tests Postman : </text:p>
      <text:p text:style-name="P1"><text:tab/>- <text:a xlink:type="simple" xlink:href="https://www.getpostman.com/collections/1c3fc42de5f19e9b33ac">https://www.getpostman.com/collections/1c3fc42de5f19e9b33ac</text:a><text:line-break/>Il y aura dans cette étape :</text:p>
      <text:list xml:id="list4804291491826367732" text:style-name="L1">
        <text:list-item>
          <text:p text:style-name="P6">Inscription avec une adresse mail valide et un password associé.</text:p>
        </text:list-item>
        <text:list-item>
          <text:p text:style-name="P6">Connexion avec le compte précédemment créé.</text:p>
        </text:list-item>
        <text:list-item>
          <text:p text:style-name="P6">Ajout d'un flux valide.</text:p>
        </text:list-item>
        <text:list-item>
          <text:p text:style-name="P6">Réception de la liste de flux.</text:p>
        </text:list-item>
        <text:list-item>
          <text:p text:style-name="P6">Suppression d'un flux précédemment ajouté.</text:p>
        </text:list-item>
        <text:list-item>
          <text:p text:style-name="P6">Ajout d'un item valide.</text:p>
        </text:list-item>
        <text:list-item>
          <text:p text:style-name="P6">Réception de la liste des items.</text:p>
        </text:list-item>
        <text:list-item>
          <text:p text:style-name="P6">Suppression d'un item précédemment ajouté.</text:p>
        </text:list-item>
      </text:list>
      <text:p text:style-name="P1"><text:line-break/>Si la première étape est validée, nous essaierons d'envoyer des requêtes qui sont censées échouer et observer la réponse du serveur.</text:p>
      <text:p text:style-name="P1">Lien de téléchargement de la collection de tests Postman : </text:p>
      <text:list xml:id="list3848613471197442950" text:style-name="L2">
        <text:list-item>
          <text:list>
            <text:list-item>
              <text:p text:style-name="P7"><text:a xlink:type="simple" xlink:href="https://www.getpostman.com/collections/dd63673de8c4af7a67c7">https://www.getpostman.com/collections/dd63673de8c4af7a67c7</text:a></text:p>
            </text:list-item>
          </text:list>
        </text:list-item>
      </text:list>
      <text:p text:style-name="P1">Il y aura dans cette étape :</text:p>
      <text:list xml:id="list2617173716217166671" text:style-name="L3">
        <text:list-item>
          <text:p text:style-name="P8">Inscription avec un compte précédemment créé.</text:p>
        </text:list-item>
        <text:list-item>
          <text:p text:style-name="P8">Inscription avec body incomplet.</text:p>
        </text:list-item>
        <text:list-item>
          <text:p text:style-name="P8">Connexion avec un compte non inscrit.</text:p>
        </text:list-item>
        <text:list-item>
          <text:p text:style-name="P8">Connexion avec un body incomplet.</text:p>
        </text:list-item>
        <text:list-item>
          <text:p text:style-name="P8">Ajout d'un flux avec un body incomplet.</text:p>
        </text:list-item>
        <text:list-item>
          <text:p text:style-name="P8">Ajout d'un flux avec un body invalide.</text:p>
        </text:list-item>
        <text:list-item>
          <text:p text:style-name="P8">Réception de la liste de flux avec un body incomplet.</text:p>
        </text:list-item>
        <text:list-item>
          <text:p text:style-name="P8">Réception de la liste de flux avec un body invalide.</text:p>
        </text:list-item>
        <text:list-item>
          <text:p text:style-name="P8">Suppression d'un flux non ajouté.</text:p>
        </text:list-item>
        <text:list-item>
          <text:p text:style-name="P8">Suppression d'un flux avec un body invalide.</text:p>
        </text:list-item>
        <text:list-item>
          <text:p text:style-name="P8">Suppression d'un flux avec un body incomplet.</text:p>
        </text:list-item>
        <text:list-item>
          <text:p text:style-name="P8">Ajout d'un item avec un body invalide.</text:p>
        </text:list-item>
        <text:list-item>
          <text:p text:style-name="P8">Ajout d'un item avec un body incomplet.</text:p>
        </text:list-item>
        <text:list-item>
          <text:p text:style-name="P8">Réception de la liste d'items avec un body incomplet.</text:p>
        </text:list-item>
        <text:list-item>
          <text:p text:style-name="P8">Réception de la liste d'items avec un body invalide.</text:p>
        </text:list-item>
        <text:list-item>
          <text:p text:style-name="P8">Suppression d'un item non ajouté.</text:p>
        </text:list-item>
        <text:list-item>
          <text:p text:style-name="P8">Suppression d'un item avec un body invalide.</text:p>
        </text:list-item>
        <text:list-item>
          <text:p text:style-name="P8">Suppression d'un item avec un body incompl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</meta:editing-duration>
    <meta:editing-cycles>6</meta:editing-cycles>
    <meta:generator>OpenOffice/4.0.1$Win32 OpenOffice.org_project/401m5$Build-9714</meta:generator>
    <dc:date>2016-05-01T19:13:04.85</dc:date>
    <meta:document-statistic meta:table-count="0" meta:image-count="0" meta:object-count="0" meta:page-count="1" meta:paragraph-count="36" meta:word-count="312" meta:character-count="1857"/>
    <meta:user-defined meta:name="Info 1"/>
    <meta:user-defined meta:name="Info 2"/>
    <meta:user-defined meta:name="Info 3"/>
    <meta:user-defined meta:name="Info 4"/>
  </office:meta>
</office:document-meta>
</file>